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965in" style:contextual-spacing="false"/>
      <style:text-properties officeooo:paragraph-rsid="0011deb2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>
      <style:paragraph-properties fo:margin-top="0in" fo:margin-bottom="0in" style:contextual-spacing="false" style:writing-mode="lr-tb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RONT-END TRACK</text:span><text:line-break/><text:span text:style-name="T1">STAGE ONE TASKTask: </text:span>Frontend Page Creation with Specific Elements</text:p>
      <text:p text:style-name="P1"><text:span text:style-name="T1">Objective</text:span>: Develop and host a web page using HTML, CSS and JS that showcases specific personal and real-time data attributes. </text:p>
      <text:p text:style-name="P1">Each required element should have a specified data-testid attribute for easy identification and testing.</text:p>
      <text:p text:style-name="P1"><text:span text:style-name="T1">Requirements:Slack Name</text:span>:</text:p>
      <text:list xml:id="list4220006103" text:style-name="L1">
        <text:list-item>
          <text:p text:style-name="P3">Display your Slack name prominently.</text:p>
        </text:list-item>
        <text:list-item>
          <text:p text:style-name="P2">Attribute: data-testid="slackUserName"</text:p>
        </text:list-item>
      </text:list>
      <text:p text:style-name="Text_20_body">Slack Display Picture:</text:p>
      <text:list xml:id="list478160412" text:style-name="L2">
        <text:list-item>
          <text:p text:style-name="P5">Showcase your Slack profile picture.</text:p>
        </text:list-item>
        <text:list-item>
          <text:p text:style-name="P5">The image's alt attribute should be your Slack username.</text:p>
        </text:list-item>
        <text:list-item>
          <text:p text:style-name="P6">Attribute: data-testid="slackDisplayImage"</text:p>
        </text:list-item>
      </text:list>
      <text:p text:style-name="Text_20_body">Current Day of the Week:</text:p>
      <text:list xml:id="list608389697" text:style-name="L3">
        <text:list-item>
          <text:p text:style-name="P7">Indicate the current day of the week (e.g., Monday, Tuesday).</text:p>
        </text:list-item>
        <text:list-item>
          <text:p text:style-name="P8">Attribute: data-testid="currentDayOfTheWeek"</text:p>
        </text:list-item>
      </text:list>
      <text:p text:style-name="Text_20_body">Current UTC Time:</text:p>
      <text:list xml:id="list1497842352" text:style-name="L4">
        <text:list-item>
          <text:p text:style-name="P9">Display the current UTC time in milliseconds,.</text:p>
        </text:list-item>
        <text:list-item>
          <text:p text:style-name="P10">Attribute: data-testid="currentUTCTime"</text:p>
        </text:list-item>
      </text:list>
      <text:p text:style-name="Text_20_body">Track:</text:p>
      <text:list xml:id="list1372040350" text:style-name="L5">
        <text:list-item>
          <text:p text:style-name="P11">Mention your track (e.g Frontend).</text:p>
        </text:list-item>
        <text:list-item>
          <text:p text:style-name="P12">Attribute: data-testid="myTrack"</text:p>
        </text:list-item>
      </text:list>
      <text:p text:style-name="Text_20_body">GitHub URL:</text:p>
      <text:list xml:id="list3583122614" text:style-name="L6">
        <text:list-item>
          <text:p text:style-name="P13">Provide a clickable link to your GitHub repository where the source code for this task resides.</text:p>
        </text:list-item>
        <text:list-item>
          <text:p text:style-name="P14">Attirbute<text:span text:style-name="T1">: </text:span>data-testid=“githubURL”</text:p>
        </text:list-item>
      </text:list>
      <text:p text:style-name="Text_20_body"><text:span text:style-name="T1">SUBMISSION GUIDE</text:span>:Submit your task through the designated submission form at the bottom of this announcement.  Ensure you've:</text:p>
      <text:list xml:id="list2508367860" text:style-name="L7">
        <text:list-item>
          <text:p text:style-name="P15">Hosted the page on a platform of your choice (e.g., Vercel, GitHub Pages, Netlify).</text:p>
        </text:list-item>
        <text:list-item>
          <text:p text:style-name="P15">Double-checked all requirements and acceptance criteria.</text:p>
        </text:list-item>
        <text:list-item>
          <text:p text:style-name="P15">Provide the hosted page's URL in the submission form.</text:p>
        </text:list-item>
        <text:list-item>
          <text:p text:style-name="P16">Before finalising your submission, thoroughly review your work to ensure accuracy, functionality, and adherence to the specified guidelines.</text:p>
        </text:list-item>
      </text:list>
      <text:p text:style-name="P4"><text:span text:style-name="T1">SUBMISSION DEADLINE</text:span>The deadline for submissions is September 12, 2023, at 11:59 PM WAT. Late submissions will not be entertained.NB: If you encounter any issues or have questions regarding the submission process, please message any of the frontend mentors.Click Here to submit: <text:soft-page-break/><text:a xlink:type="simple" xlink:href="https://docs.google.com/forms/d/e/1FAIpQLSdyExqRMAJKXMEaMblQ-YoYQ4t9M9VLnWeEkNr--XVCuFoQrw/viewform" office:target-frame-name="_blank" xlink:show="new" text:style-name="Internet_20_link" text:visited-style-name="Visited_20_Internet_20_Link">https://docs.google.com/forms/d/e/1FAIpQLSdyExqRMAJKXMEaMblQ-YoYQ4t9M9VLnWeEkNr--XVCuFoQrw/viewform</text:a> (edited)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22:15:24.256433526</meta:creation-date>
    <dc:date>2023-09-08T23:45:01.105787589</dc:date>
    <meta:editing-duration>PT1H9M15S</meta:editing-duration>
    <meta:editing-cycles>1</meta:editing-cycles>
    <meta:document-statistic meta:table-count="0" meta:image-count="0" meta:object-count="0" meta:page-count="2" meta:paragraph-count="28" meta:word-count="255" meta:character-count="1868" meta:non-whitespace-character-count="1656"/>
    <meta:generator>LibreOffice/7.3.7.2$Linux_X86_64 LibreOffice_project/30$Build-2</meta:generator>
  </office:meta>
</office:document-meta>
</file>